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ce13"/>
        <table:table-column table:style-name="co3" table:default-cell-style-name="ce18"/>
        <table:table-column table:style-name="co3" table:number-columns-repeated="92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12">
            <text:p>Mt. Nyakabanda (Sulfura)</text:p>
          </table:table-cell>
          <table:table-cell office:value-type="string" table:style-name="ce17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3 Florizarr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 Salamèch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5 Reptincel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 Dracaufeu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, S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26 Raitch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28 Sablairau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36 Mélodelf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3" table:style-name="ce6"/>
          <table:table-cell office:value-type="string" table:style-name="ce15">
            <text:p>X</text:p>
          </table:table-cell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38 Feunard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40 Grodoudo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, X</text:p>
          </table:table-cell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45 Raflessi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49 Aéromit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51 Triopiqueur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table:style-name="ce13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20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3" table:style-name="ce6"/>
          <table:table-cell office:value-type="string" table:style-name="ce15">
            <text:p>X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59 Arkanin</text:p>
          </table:table-cell>
          <table:table-cell table:style-name="ce8"/>
          <table:table-cell table:number-columns-repeated="3" table:style-name="ce6"/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0 Ptitard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2 Tartar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S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5 Alakazam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2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68 Mackogn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71 Empiflor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2 Tentacool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10">
            <text:p>73 Tentacruel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S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office:value-type="string" table:style-name="ce15">
            <text:p>X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76 Grolem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3" table:style-name="ce6"/>
          <table:table-cell office:value-type="string" table:style-name="ce15">
            <text:p>X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78 Galop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80 Flagadoss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82 magneto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85 Dodrio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6 Otaria</text:p>
          </table:table-cell>
          <table:table-cell table:style-name="ce8"/>
          <table:table-cell table:number-columns-repeated="3" table:style-name="ce6"/>
          <table:table-cell table:style-name="ce13"/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87 Lamantine</text:p>
          </table:table-cell>
          <table:table-cell table:style-name="ce8"/>
          <table:table-cell table:number-columns-repeated="3" table:style-name="ce6"/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89 Grostadmorv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0 Kokiyas</text:p>
          </table:table-cell>
          <table:table-cell table:style-name="ce8"/>
          <table:table-cell table:number-columns-repeated="3" table:style-name="ce6"/>
          <table:table-cell table:style-name="ce13"/>
          <table:table-cell office:value-type="string" table:style-name="ce20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91 Krustabri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93 Spectrum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97 Hypnomad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99 Krab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S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01 Electrod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05 Ossatueu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3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10 Smogog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6"/>
          <table:table-cell office:value-type="string" table:style-name="ce15">
            <text:p>X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12 Rinoféros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16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6 Hypotrempe</text:p>
          </table:table-cell>
          <table:table-cell table:style-name="ce8"/>
          <table:table-cell table:number-columns-repeated="3" table:style-name="ce6"/>
          <table:table-cell table:style-name="ce13"/>
          <table:table-cell office:value-type="string" table:style-name="ce20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17 Hypocean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8 Poissirène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10">
            <text:p>119 Poissoroy</text:p>
          </table:table-cell>
          <table:table-cell table:style-name="ce8"/>
          <table:table-cell table:number-columns-repeated="2" table:style-name="ce6"/>
          <table:table-cell office:value-type="string" table:style-name="ce9">
            <text:p>S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0 Stary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10">
            <text:p>121 Star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9">
            <text:p>S</text:p>
          </table:table-cell>
          <table:table-cell office:value-type="string" table:style-name="ce14">
            <text:p>T</text:p>
          </table:table-cell>
          <table:table-cell office:value-type="string" table:style-name="ce20">
            <text:p>X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6">
            <text:p>T</text:p>
          </table:table-cell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4 Lipoutou</text:p>
          </table:table-cell>
          <table:table-cell table:style-name="ce8"/>
          <table:table-cell table:number-columns-repeated="3" table:style-name="ce6"/>
          <table:table-cell office:value-type="string" table:style-name="ce14">
            <text:p>T</text:p>
          </table:table-cell>
          <table:table-cell office:value-type="string" table:style-name="ce19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5 Electec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6 Magma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table:style-name="ce13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9 Magicarp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S</text:p>
          </table:table-cell>
          <table:table-cell table:style-name="ce13"/>
          <table:table-cell office:value-type="string" table:style-name="ce20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S, T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1 Loklass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table:style-name="ce13"/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 ,T</text:p>
          </table:table-cell>
          <table:table-cell table:style-name="ce6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34 Aquali</text:p>
          </table:table-cell>
          <table:table-cell table:style-name="ce8"/>
          <table:table-cell table:style-name="ce6"/>
          <table:table-cell office:value-type="string" table:style-name="ce8">
            <text:p>X, T</text:p>
          </table:table-cell>
          <table:table-cell table:style-name="ce6"/>
          <table:table-cell table:style-name="ce13"/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35 Volta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office:value-type="string" table:style-name="ce8">
            <text:p>X, T</text:p>
          </table:table-cell>
          <table:table-cell table:style-name="ce13"/>
          <table:table-cell table:style-name="ce18"/>
          <table:table-cell table:number-columns-repeated="16377"/>
        </table:table-row>
        <table:table-row table:style-name="ro1">
          <table:table-cell office:value-type="string" table:style-name="ce7">
            <text:p>136 Pyr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office:value-type="string" table:style-name="ce14">
            <text:p>X, 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table:style-name="ce6"/>
          <table:table-cell table:style-name="ce13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8 Amonita</text:p>
          </table:table-cell>
          <table:table-cell table:style-name="ce8"/>
          <table:table-cell table:number-columns-repeated="3" table:style-name="ce6"/>
          <table:table-cell table:style-name="ce13"/>
          <table:table-cell office:value-type="string" table:style-name="ce20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139 Amonista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table:style-name="ce13"/>
          <table:table-cell office:value-type="string" table:style-name="ce19">
            <text:p>X ,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40 Kabuto</text:p>
          </table:table-cell>
          <table:table-cell table:style-name="ce8"/>
          <table:table-cell table:number-columns-repeated="3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style-name="ce7">
            <text:p>141 Kabutops</text:p>
          </table:table-cell>
          <table:table-cell table:style-name="ce9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3"/>
          <table:table-cell office:value-type="string" table:style-name="ce19">
            <text:p>T</text:p>
          </table:table-cell>
          <table:table-cell office:value-type="string" table:style-name="ce2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3"/>
          <table:table-cell office:value-type="string" table:style-name="ce19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6"/>
          <table:table-cell table:style-name="ce13"/>
          <table:table-cell table:style-name="ce1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style-name="ce8"/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7">
            <text:p>148 Draco</text:p>
          </table:table-cell>
          <table:table-cell table:style-name="ce8"/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7">
            <text:p>149 Dracoloss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4" table:style-name="ce6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0T20:00:53Z</dc:date>
    <meta:editing-duration>PT0S</meta:editing-duration>
  </office:meta>
</office:document-meta>
</file>